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opacity="100%" draw:opacity="-10%" draw:textarea-horizontal-align="justify" draw:textarea-vertical-align="middle" draw:auto-grow-height="false" fo:min-height="9.676cm" fo:min-width="25.626cm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draw:auto-grow-height="true" fo:min-height="16.255cm"/>
    </style:style>
    <style:style style:name="P1" style:family="paragraph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Enum (Enumerados) en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2">Un enumerado (o Enum) es una clase “especial” (tanto en Java como en otros lenguajes) que limitan la creación de objetos <text:s/>a los especificados explícitamente en la implementación de la clase. </text:p>
              </text:list-item>
              <text:list-item>
                <text:p text:style-name="P2">La única limitación que tienen los enumerados respecto a una clase normal es que si tiene constructor, este debe de ser privado para que no se puedan crear nuevos obje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Ejemplo Básico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2"/>
            <text:p text:style-name="P2">public enum Demarcacion</text:p>
            <text:p text:style-name="P2">{</text:p>
            <text:p text:style-name="P2"><text:s text:c="4"/>PORTERO, DEFENSA, CENTROCAMPISTA, DELANTERO</text:p>
            <text:p text:style-name="P2">}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list text:style-name="L1">
              <text:list-item>
                <text:p text:style-name="P3">“Enum” en java es realmente una clase (cuyos objetos solo pueden ser los definidos en esta clase: PORTERO, …, DELANTERO) que hereda de la clase “Enum(java.lang.Enum)” y por tanto los enumerados tienen una serie de métodos heredados de esa clase padr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2" draw:text-style-name="P4" draw:layer="layout" svg:width="27.2cm" svg:height="10cm" svg:x="0.2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étodos de Enum</text:p>
          </draw:text-box>
        </draw:frame>
        <draw:frame presentation:style-name="pr4" draw:layer="layout" svg:width="25.999cm" svg:height="12.179cm" svg:x="0.6cm" svg:y="4.914cm" presentation:class="outline" presentation:user-transformed="true">
          <draw:text-box>
            <text:p text:style-name="P2"><text:span text:style-name="T2">public enum Demarcacion{PORTERO, DEFENSA, CENTROCAMPISTA, DELANTERO}</text:span></text:p>
            <text:p text:style-name="P2"><text:span text:style-name="T2">Demarcacion delantero = Demarcacion.DELANTERO; <text:s text:c="3"/>// Instancia de un enum de la clase Demarcación</text:span></text:p>
            <text:p text:style-name="P2"><text:span text:style-name="T2">delantero.</text:span><text:span text:style-name="T3">name()</text:span><text:span text:style-name="T2">; <text:s text:c="3"/>// Devuelve un String con el nombre de la constante (DELANTERO)</text:span></text:p>
            <text:p text:style-name="P2"><text:span text:style-name="T2">delantero.</text:span><text:span text:style-name="T3">toString()</text:span><text:span text:style-name="T2">; <text:s text:c="3"/>// Devuelve un String con el nombre de la constante (DELANTERO)</text:span></text:p>
            <text:p text:style-name="P2"><text:span text:style-name="T2">delantero.</text:span><text:span text:style-name="T3">ordinal()</text:span><text:span text:style-name="T2">; <text:s text:c="3"/>// Devuelve un entero con la posición del enum según está declarada (3).</text:span></text:p>
            <text:p text:style-name="P2"><text:span text:style-name="T2">delantero.</text:span><text:span text:style-name="T3">compareTo(Enum otro)</text:span><text:span text:style-name="T2">; <text:s text:c="3"/>// Compara el enum con el parámetro según el orden en el que están declarados lo enum</text:span></text:p>
            <text:p text:style-name="P2"><text:span text:style-name="T2">Demarcacion.</text:span><text:span text:style-name="T3">values()</text:span><text:span text:style-name="T2">; <text:s text:c="3"/>// Devuelve un array que contiene todos los en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3465a4" draw:marker-start-width="0.2cm" draw:marker-start-center="false" draw:marker-end-width="0.2cm" draw:marker-end-center="false" draw:fill="solid" draw:fill-color="#729fcf" draw:fill-gradient-name="Gradient_20_7" draw:fill-hatch-name="Hatch_20_6" draw:fill-image-name="Bitmape_20_1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10-22T19:13:52.770000000</meta:creation-date>
    <dc:date>2015-10-25T18:09:42.66</dc:date>
    <meta:editing-duration>PT30M24S</meta:editing-duration>
    <meta:editing-cycles>3</meta:editing-cycles>
    <meta:generator>OpenOffice.org/3.3$Win32 OpenOffice.org_project/330m20$Build-9567</meta:generator>
    <dc:creator>alberto bevia</dc:creator>
    <meta:document-statistic meta:object-count="39"/>
  </office:meta>
</office:document-meta>
</file>